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24-01-08 0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23-01-1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22-09-06 0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22-01-03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21-01-11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20-09-3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20-01-27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9-09-11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9-06-04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9-05-0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9-02-1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8-09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8-05-07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8-01-18 0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7-10-02 0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7-05-0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6-09-02 0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6-05-0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6-01-1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5-09-1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5-05-1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5-01-16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4-09-1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93</text:p>
          </table:table-cell>
          <table:table-cell office:value-type="string" calcext:value-type="string">
            <text:p>ADVM-106</text:p>
          </table:table-cell>
          <table:table-cell office:value-type="string" calcext:value-type="string">
            <text:p>2014-09-08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